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#ffffff"/>
    </style:style>
    <style:style style:name="P2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LESTONE3</text:p>
      <text:p text:style-name="Standard"/>
      <text:p text:style-name="Standard"><text:bookmark text:name="docs-internal-guid-fb821092-7fff-cb6f-9f26-76263c5393b5"/><text:span text:style-name="T1">Seleziona gli utenti che hanno postato almeno un video</text:span> </text:p>
      <text:p text:style-name="Standard"/>
      <text:p text:style-name="Standard">SELECT u.username<text:line-break/>FROM users u<text:line-break/>JOIN medias m ON u.id = m.user_id<text:line-break/>where m.type="video"<text:line-break/>GROUP BY u.id<text:line-break/><text:line-break/>____________________________________________________</text:p>
      <text:p text:style-name="Standard"/>
      <text:p text:style-name="Standard"><text:bookmark text:name="docs-internal-guid-a7409e09-7fff-dd8a-10c4-2ad5096ce619"/><text:span text:style-name="T1">Seleziona tutti i post senza Like (13)</text:span> </text:p>
      <text:p text:style-name="Standard"/>
      <text:p text:style-name="Standard">SELECT p.id from posts p<text:line-break/>LEFT JOIN likes l ON p.id=l.post_id<text:line-break/>WHERE l.post_id IS NULL;</text:p>
      <text:p text:style-name="P2"/>
      <text:p text:style-name="Standard"><text:bookmark text:name="docs-internal-guid-eda2dd7e-7fff-6fd9-494d-295ab1d93957"/><text:span text:style-name="T1">Conta il numero di like per ogni post (165 nel caso di query con SELECT + JOIN oppure 175 nel caso di query con sola SELECT)</text:span> </text:p>
      <text:p text:style-name="Standard"/>
      <text:p text:style-name="P2">SELECT p.id, COUNT(l.post_id) AS numero_like<text:line-break/>FROM posts p<text:line-break/>LEFT JOIN likes l ON p.id = l.post_id<text:line-break/>GROUP BY p.id;</text:p>
      <text:p text:style-name="Standard"/>
      <text:p text:style-name="P1"><text:bookmark text:name="docs-internal-guid-1cd11183-7fff-94b7-1cd7-d062a6976bd9"/>Ordina gli utenti per il numero di media caricati (25) </text:p>
      <text:p text:style-name="Standard"/>
      <text:p text:style-name="Standard">SELECT u.id, u.username, COUNT(m.id) AS numero_media<text:line-break/>FROM users u<text:line-break/>LEFT JOIN medias m ON u.id = m.user_id<text:line-break/>GROUP BY u.id, u.username<text:line-break/>ORDER BY numero_media DESC;<text:line-break/>_____________________________________________________</text:p>
      <text:p text:style-name="P1"><text:bookmark text:name="docs-internal-guid-753f1fbf-7fff-63a6-753c-6c16414a3d77"/>Ordina gli utenti per totale di likes ricevuti nei loro posts (25) </text:p>
      <text:p text:style-name="Standard"/>
      <text:p text:style-name="Standard"/>
      <text:p text:style-name="Standard">SELECT u.id, u.username, COUNT(l.post_id) AS totale_like<text:line-break/>FROM users u<text:line-break/>JOIN posts p ON u.id = p.user_id<text:line-break/>LEFT JOIN likes l ON p.id = l.post_id<text:line-break/>GROUP BY u.id, u.username<text:line-break/>ORDER BY totale_like DES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35S</meta:editing-duration>
    <meta:editing-cycles>3</meta:editing-cycles>
    <meta:generator>OpenOffice/4.1.15$Win32 OpenOffice.org_project/4115m2$Build-9813</meta:generator>
    <dc:date>2025-02-01T18:59:01.80</dc:date>
    <meta:document-statistic meta:table-count="0" meta:image-count="0" meta:object-count="0" meta:page-count="1" meta:paragraph-count="11" meta:word-count="175" meta:character-count="1103"/>
    <meta:user-defined meta:name="Info 1"/>
    <meta:user-defined meta:name="Info 2"/>
    <meta:user-defined meta:name="Info 3"/>
    <meta:user-defined meta:name="Info 4"/>
  </office:meta>
</office:document-meta>
</file>